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, Calibri" style:font-family-generic="swiss" style:font-pitch="variable"/>
    <style:font-face style:name="Calibri4" svg:font-family="Calibri, Calibri" style:font-family-generic="swiss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3.051cm" fo:min-width="18.574cm" fo:padding-top="0.165cm" fo:padding-bottom="0.165cm" fo:padding-left="0.29cm" fo:padding-right="0.29cm" style:writing-mode="lr-tb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009cm" fo:min-width="17.387cm" fo:padding-top="0.165cm" fo:padding-bottom="0.165cm" fo:padding-left="0.29cm" fo:padding-right="0.29cm" style:writing-mode="lr-tb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325cm" fo:padding-top="0.165cm" fo:padding-bottom="0.165cm" fo:padding-left="0.29cm" fo:padding-right="0.29cm" style:writing-mode="lr-tb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26.808cm" fo:padding-top="0.165cm" fo:padding-bottom="0.165cm" fo:padding-left="0.29cm" fo:padding-right="0.29cm" style:writing-mode="lr-tb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611cm" fo:padding-top="0.165cm" fo:padding-bottom="0.165cm" fo:padding-left="0.29cm" fo:padding-right="0.29cm" style:writing-mode="lr-tb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32.163cm" fo:padding-top="0.165cm" fo:padding-bottom="0.165cm" fo:padding-left="0.29cm" fo:padding-right="0.29cm" style:writing-mode="lr-tb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0.841cm" fo:padding-top="0.165cm" fo:padding-bottom="0.165cm" fo:padding-left="0.29cm" fo:padding-right="0.29cm" style:writing-mode="lr-tb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22.284cm" fo:padding-top="0.165cm" fo:padding-bottom="0.165cm" fo:padding-left="0.29cm" fo:padding-right="0.29cm" style:writing-mode="lr-tb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1.706cm" fo:padding-top="0.165cm" fo:padding-bottom="0.165cm" fo:padding-left="0.29cm" fo:padding-right="0.29cm" style:writing-mode="lr-tb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922cm" fo:min-width="26.19cm" fo:padding-top="0.165cm" fo:padding-bottom="0.165cm" fo:padding-left="0.29cm" fo:padding-right="0.29cm" style:writing-mode="lr-tb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19cm" fo:min-width="1.499cm" fo:padding-top="0.165cm" fo:padding-bottom="0.165cm" fo:padding-left="0.29cm" fo:padding-right="0.29cm" style:writing-mode="lr-tb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22.683cm" fo:padding-top="0.165cm" fo:padding-bottom="0.165cm" fo:padding-left="0.29cm" fo:padding-right="0.29cm" style:writing-mode="lr-tb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0.823cm" fo:padding-top="0.165cm" fo:padding-bottom="0.165cm" fo:padding-left="0.29cm" fo:padding-right="0.29cm" style:writing-mode="lr-tb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673cm" fo:min-width="2.746cm" fo:padding-top="0.165cm" fo:padding-bottom="0.165cm" fo:padding-left="0.29cm" fo:padding-right="0.29cm" style:writing-mode="lr-tb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Liberation Serif1" fo:font-size="20pt" fo:language="ar" fo:country="SA" style:font-name-asian="Calibri4" style:font-size-asian="20pt" style:language-asian="ar" style:country-asian="SA" style:font-name-complex="Calibri4" style:font-size-complex="20pt" style:language-complex="ar" style:country-complex="SA"/>
    </style:style>
    <style:style style:name="P2" style:family="paragraph">
      <loext:graphic-properties draw:fill-color="#ffb66c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Liberation Serif1" fo:font-size="20pt" fo:language="ar" fo:country="SA" style:font-name-asian="Calibri4" style:font-size-asian="20pt" style:language-asian="ar" style:country-asian="SA" style:font-name-complex="Calibri4" style:font-size-complex="20pt" style:language-complex="ar" style:country-complex="SA"/>
    </style:style>
    <style:style style:name="P3" style:family="paragraph">
      <loext:graphic-properties draw:fill="solid"/>
      <style:paragraph-properties fo:text-align="center"/>
      <style:text-properties style:font-name="Times New Roman1" fo:font-size="18pt"/>
    </style:style>
    <style:style style:name="P4" style:family="paragraph">
      <style:paragraph-properties fo:text-align="center"/>
      <style:text-properties fo:color="#000000" loext:opacity="100%" style:font-name="Liberation Serif1" fo:font-size="20pt" style:font-size-asian="20pt" style:font-name-complex="Calibri2" style:font-size-complex="20pt"/>
    </style:style>
    <style:style style:name="P5" style:family="paragraph">
      <loext:graphic-properties draw:fill="none" draw:fill-color="#ffb66c"/>
      <style:paragraph-properties fo:text-align="center" style:writing-mode="lr-tb"/>
      <style:text-properties fo:color="#000000" loext:opacity="100%" loext:color-lum-mod="100%" loext:color-lum-off="0%" style:font-name="Liberation Serif1" fo:font-size="20pt" style:font-size-asian="20pt" style:font-name-complex="Calibri2" style:font-size-complex="20pt"/>
    </style:style>
    <style:style style:name="P6" style:family="paragraph">
      <style:paragraph-properties fo:text-align="center" style:writing-mode="lr-tb"/>
      <style:text-properties style:font-name="Times New Roman1" fo:font-size="20pt" style:font-size-asian="20pt" style:font-size-complex="20pt"/>
    </style:style>
    <style:style style:name="P7" style:family="paragraph">
      <loext:graphic-properties draw:fill="solid" draw:fill-color="#729fcf"/>
      <style:paragraph-properties fo:text-align="center" style:writing-mode="lr-tb"/>
      <style:text-properties style:font-name="Times New Roman1" fo:font-size="20pt" style:font-size-asian="20pt" style:font-size-complex="20pt"/>
    </style:style>
    <style:style style:name="P8" style:family="paragraph">
      <style:paragraph-properties fo:text-align="center"/>
      <style:text-properties fo:color="#000000" loext:opacity="100%" style:font-name="Liberation Serif1" fo:font-size="20pt" style:font-size-asian="20pt" style:font-size-complex="20pt"/>
    </style:style>
    <style:style style:name="P9" style:family="paragraph">
      <loext:graphic-properties draw:fill="none" draw:fill-color="#ffb66c"/>
      <style:paragraph-properties fo:text-align="center" style:writing-mode="lr-tb"/>
      <style:text-properties fo:color="#000000" loext:opacity="100%" loext:color-lum-mod="100%" loext:color-lum-off="0%" style:font-name="Liberation Serif1" fo:font-size="20pt" style:font-size-asian="20pt" style:font-size-complex="20pt"/>
    </style:style>
    <style:style style:name="P10" style:family="paragraph">
      <style:paragraph-properties fo:text-align="center" style:writing-mode="lr-tb"/>
      <style:text-properties style:font-name="Liberation Serif1" fo:font-size="20pt" style:font-size-asian="20pt" style:font-size-complex="20pt"/>
    </style:style>
    <style:style style:name="P11" style:family="paragraph">
      <loext:graphic-properties draw:fill="solid" draw:fill-color="#729fcf"/>
      <style:paragraph-properties fo:text-align="center" style:writing-mode="lr-tb"/>
      <style:text-properties style:font-name="Liberation Serif1" fo:font-size="20pt" style:font-size-asian="20pt" style:font-size-complex="20pt"/>
    </style:style>
    <style:style style:name="P12" style:family="paragraph">
      <loext:graphic-properties draw:fill="none" draw:fill-color="#ffb66c"/>
      <style:paragraph-properties fo:text-align="center" style:writing-mode="lr-tb"/>
      <style:text-properties style:font-name="Liberation Serif1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0pt" fo:language="ar" fo:country="SA" fo:font-style="normal" fo:text-shadow="none" style:text-underline-style="none" fo:font-weight="normal" style:letter-kerning="true" style:font-name-asian="Calibri4" style:font-size-asian="20pt" style:language-asian="ar" style:country-asian="SA" style:font-style-asian="normal" style:font-weight-asian="normal" style:font-name-complex="Calibri4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Calib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1" fo:font-size="20pt" style:font-size-asian="20pt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style:font-name-asian="Liberation Sans3" style:font-size-asian="20pt" style:font-style-asian="normal" style:font-weight-asian="normal" style:font-name-complex="Liberation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154cm" svg:height="3.381cm" svg:x="8.112cm" svg:y="0.899cm">
          <text:p text:style-name="P1"><text:span text:style-name="T1">Mahasiswa dapat menganalisis citra digital.</text:span></text:p>
          <text:p text:style-name="P1"><text:span text:style-name="T1">(C4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7.689cm" svg:y1="6.053cm" svg:x2="17.689cm" svg:y2="4.239cm">
          <text:p/>
        </draw:line>
        <draw:line draw:style-name="gr2" draw:text-style-name="P3" draw:layer="layout" svg:x1="17.689cm" svg:y1="9.635cm" svg:x2="17.689cm" svg:y2="8.161cm">
          <text:p/>
        </draw:line>
        <draw:line draw:style-name="gr2" draw:text-style-name="P3" draw:layer="layout" svg:x1="17.689cm" svg:y1="13.132cm" svg:x2="17.689cm" svg:y2="11.658cm">
          <text:p/>
        </draw:line>
        <draw:line draw:style-name="gr2" draw:text-style-name="P3" draw:layer="layout" svg:x1="17.689cm" svg:y1="16.63cm" svg:x2="17.689cm" svg:y2="15.156cm">
          <text:p/>
        </draw:line>
        <draw:line draw:style-name="gr2" draw:text-style-name="P3" draw:layer="layout" svg:x1="17.689cm" svg:y1="20.942cm" svg:x2="17.689cm" svg:y2="19.097cm">
          <text:p/>
        </draw:line>
        <draw:line draw:style-name="gr2" draw:text-style-name="P3" draw:layer="layout" svg:x1="17.689cm" svg:y1="24.581cm" svg:x2="17.689cm" svg:y2="23.107cm">
          <text:p/>
        </draw:line>
        <draw:g draw:style-name="gr3">
          <draw:custom-shape draw:style-name="gr4" draw:text-style-name="P5" draw:layer="layout" svg:width="17.967cm" svg:height="2.339cm" svg:x="9.45cm" svg:y="24.558cm">
            <text:p text:style-name="P4"><text:span text:style-name="T2">Mahasiswa mampu melakukan filterisasi pada citra digital</text:span></text:p>
            <text:p text:style-name="P4"><text:span text:style-name="T2">(C3, A2, P2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1.905cm" svg:height="1.27cm" svg:x="7.962cm" svg:y="23.812cm">
            <text:p text:style-name="P6"><text:span text:style-name="T3">1 - 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6" draw:text-style-name="P9" draw:layer="layout" svg:width="27.388cm" svg:height="2.107cm" svg:x="4.965cm" svg:y="13.108cm">
            <text:p text:style-name="P8"><text:span text:style-name="T2">Mahasiswa mampu membandingkan teknik-teknik dalam ektraksi fitur dan deskriptor citra.</text:span></text:p>
            <text:p text:style-name="P8"><text:span text:style-name="T2">(C4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2.191cm" svg:height="1.27cm" svg:x="3.025cm" svg:y="12.437cm">
            <text:p text:style-name="P6"><text:span text:style-name="T3">9-1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8" draw:text-style-name="P9" draw:layer="layout" svg:width="32.743cm" svg:height="2.106cm" svg:x="1.883cm" svg:y="6.06cm">
            <text:p text:style-name="P8"><text:span text:style-name="T2">Mahasiswa mampu membandingkan penerapan metode-metode machine learning klasik pada pengolahan citra.</text:span></text:p>
            <text:p text:style-name="P8"><text:span text:style-name="T2">(C4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.421cm" svg:height="1.27cm" svg:x="0.753cm" svg:y="5.418cm">
            <text:p text:style-name="P6"><text:span text:style-name="T3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10" draw:text-style-name="P9" draw:layer="layout" svg:width="22.864cm" svg:height="2.106cm" svg:x="7.241cm" svg:y="9.611cm">
            <text:p text:style-name="P8"><text:span text:style-name="T2">Mahasiswa mampu membandingkan teknik-teknik dalam segmentasi citra.</text:span></text:p>
            <text:p text:style-name="P8"><text:span text:style-name="T2">(C4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2.286cm" svg:height="1.27cm" svg:x="5.273cm" svg:y="8.963cm">
            <text:p text:style-name="P6"><text:span text:style-name="T3">13-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12" draw:text-style-name="P9" draw:layer="layout" svg:width="26.77cm" svg:height="2.252cm" svg:x="5.175cm" svg:y="20.918cm">
            <text:p text:style-name="P8"><text:span text:style-name="T4">Mahasiswa mampu membandingkan teknik-teknik perbaikan citra/ image enhancement.</text:span></text:p>
            <text:p text:style-name="P8"><text:span text:style-name="T4">(C4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2.079cm" svg:height="1.249cm" draw:transform="skewX (0.0127409035395586) rotate (-0.0120427718387613) translate (3.464cm 20.207cm)">
            <text:p text:style-name="P10"><text:span text:style-name="T5">5 - 6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custom-shape draw:style-name="gr14" draw:text-style-name="P9" draw:layer="layout" svg:width="23.263cm" svg:height="2.552cm" svg:x="6.535cm" svg:y="16.607cm">
            <text:p text:style-name="P8"><text:span text:style-name="T2">Mahasiswa mampu membandingkan teknik-teknik manipulasi geometri citra.</text:span></text:p>
            <text:p text:style-name="P8"><text:span text:style-name="T2">(C4, A3, P3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.403cm" svg:height="1.27cm" svg:x="5.581cm" svg:y="15.985cm">
            <text:p text:style-name="P6"><text:span text:style-name="T3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line draw:style-name="gr16" draw:text-style-name="P3" draw:layer="layout" svg:x1="3.433cm" svg:y1="23.587cm" svg:x2="35.359cm" svg:y2="23.587cm">
            <text:p/>
          </draw:line>
          <draw:custom-shape draw:style-name="gr17" draw:text-style-name="P12" draw:layer="layout" svg:width="3.326cm" svg:height="2.003cm" svg:x="35.219cm" svg:y="22.579cm">
            <text:p text:style-name="P10"><text:span text:style-name="T5">Mg. 4</text:span></text:p>
            <text:p text:style-name="P10"><text:span text:style-name="T5">Kuis 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line draw:style-name="gr16" draw:text-style-name="P3" draw:layer="layout" svg:x1="3.433cm" svg:y1="15.725cm" svg:x2="35.359cm" svg:y2="15.725cm">
            <text:p/>
          </draw:line>
          <draw:custom-shape draw:style-name="gr17" draw:text-style-name="P12" draw:layer="layout" svg:width="3.326cm" svg:height="2.003cm" svg:x="35.219cm" svg:y="14.717cm">
            <text:p text:style-name="P10"><text:span text:style-name="T5">Mg. 8</text:span></text:p>
            <text:p text:style-name="P10"><text:span text:style-name="T5">U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line draw:style-name="gr16" draw:text-style-name="P3" draw:layer="layout" svg:x1="3.433cm" svg:y1="12.012cm" svg:x2="35.359cm" svg:y2="12.012cm">
            <text:p/>
          </draw:line>
          <draw:custom-shape draw:style-name="gr17" draw:text-style-name="P12" draw:layer="layout" svg:width="3.326cm" svg:height="2.003cm" svg:x="35.219cm" svg:y="11.004cm">
            <text:p text:style-name="P10"><text:span text:style-name="T5">Mg. 12</text:span></text:p>
            <text:p text:style-name="P10"><text:span text:style-name="T5">Kuis 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line draw:style-name="gr16" draw:text-style-name="P3" draw:layer="layout" svg:x1="3.433cm" svg:y1="4.712cm" svg:x2="35.359cm" svg:y2="4.712cm">
            <text:p/>
          </draw:line>
          <draw:custom-shape draw:style-name="gr17" draw:text-style-name="P12" draw:layer="layout" svg:width="3.326cm" svg:height="2.003cm" svg:x="35.219cm" svg:y="3.704cm">
            <text:p text:style-name="P10"><text:span text:style-name="T5">Mg. 18</text:span></text:p>
            <text:p text:style-name="P10"><text:span text:style-name="T5">UA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Calibri3" svg:font-family="Calibri, Calibri" style:font-family-generic="swiss" style:font-pitch="variable"/>
    <style:font-face style:name="Calibri4" svg:font-family="Calibri, Calibri" style:font-family-generic="swiss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 Unicode2" svg:font-family="'Lucida Sans Unicode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pitch="variable"/>
    <style:font-face style:name="Tahoma" svg:font-family="Tahoma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Lucida Sans Unicode1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15%" fo:text-align="start" style:text-autospace="none" style:writing-mode="lr-tb"/>
      <style:text-properties fo:color="#366091" loext:opacity="100%" loext:color-lum-mod="100%" loext:color-lum-off="0%" style:font-name="Cambria" fo:font-family="Cambria" style:font-family-generic="roman" style:font-pitch="variable" fo:font-style="italic" style:font-name-asian="Cambria1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graphic-properties style:writing-mode="lr-tb"/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graphic-properties style:writing-mode="lr-tb"/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" style:family="graphic">
      <style:graphic-properties style:writing-mode="lr-tb"/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graphic-properties style:writing-mode="lr-tb"/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graphic-properties style:writing-mode="lr-tb"/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graphic-properties style:writing-mode="lr-tb"/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graphic-properties style:writing-mode="lr-tb"/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graphic-properties style:writing-mode="lr-tb"/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graphic-properties style:writing-mode="lr-tb"/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graphic-properties style:writing-mode="lr-tb"/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graphic-properties style:writing-mode="lr-tb"/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graphic-properties style:writing-mode="lr-tb"/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graphic-properties style:writing-mode="lr-tb"/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graphic-properties style:writing-mode="lr-tb"/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graphic-properties style:writing-mode="lr-tb"/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Caption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color="#4f81bd" loext:opacity="100%" loext:color-lum-mod="100%" loext:color-lum-off="0%" fo:font-size="9pt" fo:font-weight="bold" style:font-size-asian="9pt" style:font-weight-asian="bold" style:font-size-complex="9pt" style:font-weight-complex="bold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Droid Sans Devanagari" style:font-family-complex="'Droid Sans Devanagari'" style:font-family-generic-complex="swiss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Numbering_20_Symbols" style:display-name="Numbering Symbols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9pt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fo:font-size="9pt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style:font-name="Liberation Serif" fo:font-family="'Liberation Serif', 'Times New Roman'" style:font-family-generic="roman" style:font-pitch="variable" style:font-name-complex="Liberation Serif" style:font-family-complex="'Liberation Serif', 'Times New Roman'" style:font-family-generic-complex="roman" style:font-pitch-complex="variabl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Table_20_Heading" style:display-name="Table Heading" style:family="graphic">
      <style:graphic-properties style:writing-mode="lr-tb"/>
      <style:paragraph-properties fo:margin-top="0.178cm" fo:margin-bottom="0.178cm" fo:line-height="100%" fo:text-align="center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fo:font-weight="bold" style:letter-kerning="false" style:font-name-asian="Calibri2" style:font-family-asian="Calibri" style:font-pitch-asian="variable" style:font-size-asian="9pt" style:language-asian="en" style:country-asian="US" style:font-weight-asian="bold" style:font-name-complex="Liberation Serif" style:font-family-complex="'Liberation Serif', 'Times New Roman'" style:font-family-generic-complex="roman" style:font-pitch-complex="variable" style:font-size-complex="9pt" style:language-complex="ar" style:country-complex="SA" style:font-weight-complex="bold"/>
    </style:style>
    <style:style style:name="Table_20_Contents" style:display-name="Table Contents" style:family="graphic">
      <style:graphic-properties style:writing-mode="lr-tb"/>
      <style:paragraph-properties fo:margin-top="0.178cm" fo:margin-bottom="0.178cm" fo:line-height="100%" fo:text-align="justify" style:text-autospace="none" style:writing-mode="lr-tb"/>
      <style:text-properties style:use-window-font-color="true" loext:opacity="0%" loext:color-lum-mod="100%" loext:color-lum-off="0%" style:font-name="Liberation Serif" fo:font-family="'Liberation Serif', 'Times New Roman'" style:font-family-generic="roman" style:font-pitch="variable" fo:font-size="9pt" fo:language="en" fo:country="US" style:letter-kerning="false" style:font-name-asian="Calibri2" style:font-family-asian="Calibri" style:font-pitch-asian="variable" style:font-size-asian="9pt" style:language-asian="en" style:country-asian="US" style:font-name-complex="Liberation Serif" style:font-family-complex="'Liberation Serif', 'Times New Roman'" style:font-family-generic-complex="roman" style:font-pitch-complex="variable" style:font-size-complex="9pt" style:language-complex="ar" style:country-complex="SA"/>
    </style:style>
  </office:styles>
  <office:automatic-styles>
    <style:page-layout style:name="PM0">
      <style:page-layout-properties fo:margin-top="0.1cm" fo:margin-bottom="0.1cm" fo:margin-left="0.1cm" fo:margin-right="0.1cm" fo:page-width="39.37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5.3.2$Linux_X86_64 LibreOffice_project/50$Build-2</meta:generator>
    <dc:date>2023-07-20T21:48:39.045153169</dc:date>
    <meta:editing-duration>PT3H49M37S</meta:editing-duration>
    <meta:editing-cycles>20</meta:editing-cycles>
    <dc:creator>Mifta Nur Farid</dc:creator>
    <dc:title>Peta Kompetensi Metode Numerik 2023</dc:title>
    <meta:document-statistic meta:object-count="37"/>
  </office:meta>
</office:document-meta>
</file>